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6d4cc" officeooo:paragraph-rsid="0016d4cc"/>
    </style:style>
    <style:style style:name="P13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6d4cc" officeooo:paragraph-rsid="0016d4cc"/>
    </style:style>
    <style:style style:name="P14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906d2" officeooo:paragraph-rsid="001906d2"/>
    </style:style>
    <style:style style:name="P15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906d2" officeooo:paragraph-rsid="001906d2"/>
    </style:style>
    <style:style style:name="P1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a821e" officeooo:paragraph-rsid="001a821e"/>
    </style:style>
    <style:style style:name="P17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5b686" officeooo:paragraph-rsid="0025b686"/>
    </style:style>
    <style:style style:name="P1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f8175" officeooo:paragraph-rsid="002f8175"/>
    </style:style>
    <style:style style:name="P19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2f8175" officeooo:paragraph-rsid="002f8175"/>
    </style:style>
    <style:style style:name="P2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fa962" officeooo:paragraph-rsid="002fa962"/>
    </style:style>
    <style:style style:name="P2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2fa962" officeooo:paragraph-rsid="002fa962"/>
    </style:style>
    <style:style style:name="P22" style:family="paragraph" style:parent-style-name="Standard">
      <style:paragraph-properties fo:margin-top="0.028in" fo:margin-bottom="0.0138in" loext:contextual-spacing="false" fo:line-height="100%"/>
    </style:style>
    <style:style style:name="P23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24" style:family="paragraph" style:parent-style-name="Standard">
      <style:paragraph-properties fo:padding="0in" fo:border="none"/>
    </style:style>
    <style:style style:name="P25" style:family="paragraph" style:parent-style-name="Heading_20_1">
      <style:paragraph-properties fo:padding="0in" fo:border="none"/>
    </style:style>
    <style:style style:name="P26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27" style:family="paragraph" style:parent-style-name="Heading_20_2">
      <style:paragraph-properties fo:padding="0in" fo:border="none"/>
    </style:style>
    <style:style style:name="P28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29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25b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9xacfjchbiwp"/>Website Creation Checklist</text:p>
      <text:p text:style-name="P28"><text:bookmark text:name="_42isnqga05wo"/>Name: Justin Muirhead</text:p>
      <text:p text:style-name="P26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12">^^^^^</text:p>
          </table:table-cell>
          <table:table-cell table:style-name="Table1.C3" office:value-type="string">
            <text:p text:style-name="P13">X</text:p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18">Yes, on google doc: <text:a xlink:type="simple" xlink:href="https://docs.google.com/document/d/1m8kIvy0mL6-9mVADuVfsrGN5YsjKwenq5G7ozQEZPOc/edit?usp=sharing" text:style-name="Internet_20_link" text:visited-style-name="Visited_20_Internet_20_Link">https://docs.google.com/document/d/1m8kIvy0mL6-9mVADuVfsrGN5YsjKwenq5G7ozQEZPOc/edit?usp=sharing</text:a></text:p>
          </table:table-cell>
          <table:table-cell table:style-name="Table1.C4" office:value-type="string">
            <text:p text:style-name="P19">X</text:p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17">Website Assessment planning</text:p>
          </table:table-cell>
          <table:table-cell table:style-name="Table1.C5" office:value-type="string">
            <text:p text:style-name="P19">X</text:p>
          </table:table-cell>
        </table:table-row>
        <table:table-row table:style-name="Table1.1">
          <table:table-cell table:style-name="Table1.A6" office:value-type="string">
            <text:p text:style-name="P22">Content is appropriate to intended purpose/audience</text:p>
          </table:table-cell>
          <table:table-cell table:style-name="Table1.B6" office:value-type="string">
            <text:p text:style-name="P18">Yes</text:p>
          </table:table-cell>
          <table:table-cell table:style-name="Table1.C6" office:value-type="string">
            <text:p text:style-name="P19">X</text:p>
          </table:table-cell>
        </table:table-row>
        <table:table-row table:style-name="Table1.1">
          <table:table-cell table:style-name="Table1.A7" office:value-type="string">
            <text:p text:style-name="P22">Page design elements chosen <text:span text:style-name="T3">(colo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16">X</text:p>
          </table:table-cell>
        </table:table-row>
        <table:table-row table:style-name="Table1.1">
          <table:table-cell table:style-name="Table1.A8" office:value-type="string">
            <text:p text:style-name="P22">Website is complete</text:p>
          </table:table-cell>
          <table:table-cell table:style-name="Table1.B8" office:value-type="string">
            <text:p text:style-name="P18">Yes</text:p>
          </table:table-cell>
          <table:table-cell table:style-name="Table1.C8" office:value-type="string">
            <text:p text:style-name="P19">X</text:p>
          </table:table-cell>
        </table:table-row>
        <table:table-row table:style-name="Table1.1">
          <table:table-cell table:style-name="Table1.A9" office:value-type="string">
            <text:p text:style-name="P22">HTML / CSS code correctly layout (indented)</text:p>
          </table:table-cell>
          <table:table-cell table:style-name="Table1.B9" office:value-type="string">
            <text:p text:style-name="P23">.html <text:span text:style-name="T4">files</text:span> and css/styles.css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  <text:p text:style-name="P20">apart from the last write up in planning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20">Yes, in planning</text:p>
          </table:table-cell>
          <table:table-cell table:style-name="Table1.C16" office:value-type="string">
            <text:p text:style-name="P21">X</text:p>
          </table:table-cell>
        </table:table-row>
      </table:table>
      <text:p text:style-name="P25"><text:bookmark text:name="_js26teqqdb95"/>Informed (Merit)</text:p>
      <text:p text:style-name="P27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20">In planning</text:p>
          </table:table-cell>
          <table:table-cell table:style-name="Table2.C2" office:value-type="string">
            <text:p text:style-name="P21">X</text:p>
          </table:table-cell>
        </table:table-row>
        <text:soft-page-break/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20">In Planning</text:p>
          </table:table-cell>
          <table:table-cell table:style-name="Table2.C3" office:value-type="string">
            <text:p text:style-name="P21">X</text:p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12">Run through a beautifier</text:p>
          </table:table-cell>
          <table:table-cell table:style-name="Table2.C4" office:value-type="string">
            <text:p text:style-name="P13">X</text:p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20">Yes</text:p>
          </table:table-cell>
          <table:table-cell table:style-name="Table2.C5" office:value-type="string">
            <text:p text:style-name="P21">X</text:p>
          </table:table-cell>
        </table:table-row>
        <table:table-row table:style-name="Table2.1">
          <table:table-cell table:style-name="Table2.A6" office:value-type="string">
            <text:p text:style-name="P22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22">Actions taken based on test results (i.e. problems fixed)</text:p>
          </table:table-cell>
          <table:table-cell table:style-name="Table2.B7" office:value-type="string">
            <text:p text:style-name="P20">In planning</text:p>
          </table:table-cell>
          <table:table-cell table:style-name="Table2.C7" office:value-type="string">
            <text:p text:style-name="P21">X</text:p>
          </table:table-cell>
        </table:table-row>
        <table:table-row table:style-name="Table2.1">
          <table:table-cell table:style-name="Table2.A8" office:value-type="string">
            <text:p text:style-name="P22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25"><text:bookmark text:name="_dwxzn6vco1u3"/>Refined (Excellence)</text:p>
      <text:p text:style-name="P27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20">Yes, In planning</text:p>
          </table:table-cell>
          <table:table-cell table:style-name="Table3.C2" office:value-type="string">
            <text:p text:style-name="P21">X</text:p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14">In development and master branches on GitHub</text:p>
          </table:table-cell>
          <table:table-cell table:style-name="Table3.C3" office:value-type="string">
            <text:p text:style-name="P15">X</text:p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14">Each of the testing branches can also be taken as checkpoints for the website</text:p>
          </table:table-cell>
          <table:table-cell table:style-name="Table3.C4" office:value-type="string">
            <text:p text:style-name="P15">X</text:p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11T10:39:10.955764375</dc:date>
    <meta:editing-duration>PT7H36M7S</meta:editing-duration>
    <meta:editing-cycles>9</meta:editing-cycles>
    <meta:document-statistic meta:table-count="3" meta:image-count="0" meta:object-count="0" meta:page-count="2" meta:paragraph-count="85" meta:word-count="296" meta:character-count="1974" meta:non-whitespace-character-count="1759"/>
  </office:meta>
</office:document-meta>
</file>